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1" style:family="table">
      <style:table-properties style:width="16.501cm" table:align="margins" style:shadow="none" style:may-break-between-rows="true" table:border-model="collapsing"/>
    </style:style>
    <style:style style:name="Table1.A" style:family="table-column">
      <style:table-column-properties style:column-width="10.186cm" style:rel-column-width="5778*"/>
    </style:style>
    <style:style style:name="Table1.B" style:family="table-column">
      <style:table-column-properties style:column-width="2.11cm" style:rel-column-width="1197*"/>
    </style:style>
    <style:style style:name="Table1.C" style:family="table-column">
      <style:table-column-properties style:column-width="4.205cm" style:rel-column-width="238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fo:text-indent="0cm" style:auto-text-indent="false"/>
    </style:style>
    <style:style style:name="P2" style:family="paragraph" style:parent-style-name="Standard">
      <style:paragraph-properties fo:text-align="end" style:justify-single-word="false" fo:text-indent="0cm" style:auto-text-indent="false"/>
      <style:text-properties officeooo:paragraph-rsid="005a0abc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style style:name="P4" style:family="paragraph" style:parent-style-name="Standard">
      <style:paragraph-properties fo:text-align="center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indent="0cm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.251cm" fo:text-indent="0cm" style:auto-text-indent="false"/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1.251cm" fo:text-indent="0cm" style:auto-text-indent="false"/>
      <style:text-properties fo:font-style="italic" style:text-underline-style="none" officeooo:paragraph-rsid="00448250" style:font-style-asian="italic" style:font-style-complex="italic"/>
    </style:style>
    <style:style style:name="P10" style:family="paragraph" style:parent-style-name="Standard">
      <style:paragraph-properties fo:margin-left="1.251cm" fo:text-indent="1.251cm" style:auto-text-indent="false"/>
      <style:text-properties fo:font-style="italic" style:text-underline-style="none" style:font-style-asian="italic" style:font-style-complex="italic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fo:font-style="normal" officeooo:rsid="002ccbec" officeooo:paragraph-rsid="002ccbec" fo:background-color="transparent" style:font-style-asian="normal" style:font-style-complex="normal"/>
    </style:style>
    <style:style style:name="P12" style:family="paragraph" style:parent-style-name="Standard">
      <style:paragraph-properties fo:text-align="end" style:justify-single-word="false" fo:text-indent="0cm" style:auto-text-indent="false"/>
      <style:text-properties fo:font-size="10pt" officeooo:paragraph-rsid="005a0abc" style:font-size-asian="10pt" style:font-size-complex="10pt"/>
    </style:style>
    <style:style style:name="P13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style:font-size-asian="10pt" style:font-size-complex="10pt"/>
    </style:style>
    <style:style style:name="P14" style:family="paragraph" style:parent-style-name="Standard">
      <style:paragraph-properties fo:text-align="center" style:justify-single-word="false" fo:text-indent="0cm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13e55e"/>
    </style:style>
    <style:style style:name="P18" style:family="paragraph" style:parent-style-name="Standard" style:list-style-name="L1">
      <style:text-properties officeooo:rsid="00288a17" officeooo:paragraph-rsid="00288a17"/>
    </style:style>
    <style:style style:name="P19" style:family="paragraph" style:parent-style-name="Standard" style:list-style-name="L1">
      <style:text-properties officeooo:rsid="002a70fd" officeooo:paragraph-rsid="0058989f"/>
    </style:style>
    <style:style style:name="P20" style:family="paragraph" style:parent-style-name="Standard" style:list-style-name="L1">
      <style:text-properties fo:font-style="italic" officeooo:rsid="0058989f" officeooo:paragraph-rsid="0058989f" fo:background-color="transparent" style:font-style-asian="italic" style:font-style-complex="italic"/>
    </style:style>
    <style:style style:name="P21" style:family="paragraph" style:parent-style-name="Standard">
      <style:text-properties fo:font-style="italic" officeooo:rsid="002b27fe" officeooo:paragraph-rsid="00d4debd" fo:background-color="transparent" style:font-style-asian="italic" style:font-style-complex="italic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1.251cm" fo:text-indent="0cm" style:auto-text-indent="false"/>
      <style:text-properties fo:font-style="italic" style:text-underline-style="none" style:font-style-asian="italic" style:font-style-complex="italic"/>
    </style:style>
    <style:style style:name="P24" style:family="paragraph" style:parent-style-name="Standard">
      <style:text-properties fo:font-style="normal" officeooo:rsid="002c6b1f" officeooo:paragraph-rsid="00dc0d40" fo:background-color="transparent" style:font-style-asian="normal" style:font-style-complex="normal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font-style="normal" officeooo:rsid="002c6b1f" officeooo:paragraph-rsid="002c6b1f" fo:background-color="transparent" style:font-style-asian="normal" style:font-style-complex="normal"/>
    </style:style>
    <style:style style:name="P26" style:family="paragraph" style:parent-style-name="Standard">
      <style:text-properties fo:font-style="normal" officeooo:rsid="00cfbef5" officeooo:paragraph-rsid="00cfbef5" style:font-style-asian="normal" style:font-style-complex="normal"/>
    </style:style>
    <style:style style:name="P27" style:family="paragraph" style:parent-style-name="Standard" style:master-page-name="Standard">
      <style:paragraph-properties fo:text-align="center" style:justify-single-word="false" fo:text-indent="0cm" style:auto-text-indent="false" style:page-number="3"/>
      <style:text-properties officeooo:rsid="00c60cc6" officeooo:paragraph-rsid="00c60cc6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officeooo:paragraph-rsid="00220e0e" fo:background-color="transparent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officeooo:paragraph-rsid="00c77c17" fo:background-color="transparen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center" style:justify-single-word="false" fo:text-indent="0cm" style:auto-text-indent="false"/>
      <style:text-properties officeooo:rsid="00c91154" officeooo:paragraph-rsid="00c91154"/>
    </style:style>
    <style:style style:name="P32" style:family="paragraph" style:parent-style-name="Standard">
      <style:text-properties officeooo:rsid="00dc0d40" officeooo:paragraph-rsid="00d701f5"/>
    </style:style>
    <style:style style:name="P33" style:family="paragraph" style:parent-style-name="Standard">
      <style:text-properties officeooo:rsid="00dc0d40" officeooo:paragraph-rsid="00d7b193"/>
    </style:style>
    <style:style style:name="P34" style:family="paragraph" style:parent-style-name="Standard">
      <style:text-properties officeooo:rsid="00dc0d40" officeooo:paragraph-rsid="00dc0d40"/>
    </style:style>
    <style:style style:name="P35" style:family="paragraph" style:parent-style-name="Standard">
      <style:paragraph-properties fo:text-align="end" style:justify-single-word="false" fo:text-indent="0cm" style:auto-text-indent="false"/>
      <style:text-properties fo:font-size="10pt" officeooo:rsid="00319169" officeooo:paragraph-rsid="005a0abc" style:font-size-asian="10pt" style:font-size-complex="10pt"/>
    </style:style>
    <style:style style:name="T1" style:family="text">
      <style:text-properties officeooo:rsid="002b27fe" fo:background-color="transparent" loext:char-shading-value="0"/>
    </style:style>
    <style:style style:name="T2" style:family="text">
      <style:text-properties officeooo:rsid="00234950"/>
    </style:style>
    <style:style style:name="T3" style:family="text">
      <style:text-properties officeooo:rsid="0027b7a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603e" style:font-style-asian="italic" style:font-style-complex="italic"/>
    </style:style>
    <style:style style:name="T6" style:family="text">
      <style:text-properties fo:font-style="italic" officeooo:rsid="00371af5" style:font-style-asian="italic" style:font-style-complex="italic"/>
    </style:style>
    <style:style style:name="T7" style:family="text">
      <style:text-properties fo:font-style="italic" officeooo:rsid="003de313" style:font-style-asian="italic" style:font-style-complex="italic"/>
    </style:style>
    <style:style style:name="T8" style:family="text">
      <style:text-properties fo:font-style="italic" officeooo:rsid="00c91154" style:font-style-asian="italic" style:font-style-complex="italic"/>
    </style:style>
    <style:style style:name="T9" style:family="text">
      <style:text-properties fo:font-style="italic" officeooo:rsid="0058989f" fo:background-color="transparent" loext:char-shading-value="0" style:font-style-asian="italic" style:font-style-complex="italic"/>
    </style:style>
    <style:style style:name="T10" style:family="text">
      <style:text-properties officeooo:rsid="002ccbec"/>
    </style:style>
    <style:style style:name="T11" style:family="text">
      <style:text-properties officeooo:rsid="002fe548"/>
    </style:style>
    <style:style style:name="T12" style:family="text">
      <style:text-properties fo:font-size="10pt" officeooo:rsid="00319169" style:font-size-asian="10pt" style:font-size-complex="10pt"/>
    </style:style>
    <style:style style:name="T13" style:family="text">
      <style:text-properties fo:font-size="10pt" officeooo:rsid="005a0abc" style:font-size-asian="10pt" style:font-size-complex="10pt"/>
    </style:style>
    <style:style style:name="T14" style:family="text">
      <style:text-properties fo:font-size="14pt" officeooo:rsid="002b82ff" fo:background-color="transparent" loext:char-shading-value="0" style:font-size-asian="14pt" style:font-size-complex="14pt"/>
    </style:style>
    <style:style style:name="T15" style:family="text">
      <style:text-properties officeooo:rsid="003b6aa1"/>
    </style:style>
    <style:style style:name="T16" style:family="text">
      <style:text-properties fo:language="be" fo:country="BY"/>
    </style:style>
    <style:style style:name="T17" style:family="text">
      <style:text-properties officeooo:rsid="004d3058"/>
    </style:style>
    <style:style style:name="T18" style:family="text">
      <style:text-properties officeooo:rsid="0053c5ba"/>
    </style:style>
    <style:style style:name="T19" style:family="text">
      <style:text-properties officeooo:rsid="0054d6b3"/>
    </style:style>
    <style:style style:name="T20" style:family="text">
      <style:text-properties officeooo:rsid="005a0abc"/>
    </style:style>
    <style:style style:name="T21" style:family="text">
      <style:text-properties officeooo:rsid="00bd2c58"/>
    </style:style>
    <style:style style:name="T22" style:family="text">
      <style:text-properties officeooo:rsid="00c91154"/>
    </style:style>
    <style:style style:name="T23" style:family="text">
      <style:text-properties officeooo:rsid="00cfbef5"/>
    </style:style>
    <style:style style:name="T24" style:family="text">
      <style:text-properties officeooo:rsid="003de313"/>
    </style:style>
    <style:style style:name="T25" style:family="text">
      <style:text-properties officeooo:rsid="00d7b193"/>
    </style:style>
    <style:style style:name="T26" style:family="text">
      <style:text-properties officeooo:rsid="00dc0d40"/>
    </style:style>
    <style:style style:name="T27" style:family="text">
      <style:text-properties officeooo:rsid="00df45a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образования Республики Беларусь</text:p>
      <text:p text:style-name="P4">Учреждение образования</text:p>
      <text:p text:style-name="P4">«Белорусский государственный университет информатики и радиоэлектроники»</text:p>
      <text:p text:style-name="P5"/>
      <text:p text:style-name="P28">Факультет компьютерных систем и сетей</text:p>
      <text:p text:style-name="P28"/>
      <text:p text:style-name="P29">Кафедра электронных вычислительных машин</text:p>
      <text:p text:style-name="P29"/>
      <text:p text:style-name="P29">Дисциплина: Программирование на языках высокого уровня</text:p>
      <text:p text:style-name="P4"/>
      <text:p text:style-name="P4"/>
      <text:p text:style-name="P1">УТВЕРЖДАЮ<text:tab/><text:tab/><text:tab/></text:p>
      <text:p text:style-name="P1">Заведующий кафедрой<text:tab/><text:tab/></text:p>
      <text:p text:style-name="P1">_____________<text:span text:style-name="T2">_____________</text:span></text:p>
      <text:p text:style-name="P13">(подпись)<text:tab/><text:tab/><text:tab/></text:p>
      <text:p text:style-name="P1"><text:span text:style-name="T11">________</text:span>____________ 20<text:span text:style-name="T11">2_</text:span> г.</text:p>
      <text:p text:style-name="P4"/>
      <text:p text:style-name="P4">ЗАДАНИЕ</text:p>
      <text:p text:style-name="P4">по курсов<text:span text:style-name="T3">ому</text:span> <text:span text:style-name="T3">проектированию </text:span><text:span text:style-name="T22">студента</text:span></text:p>
      <text:p text:style-name="P31">Мискевича Даниила Дмитриевича</text:p>
      <text:p text:style-name="P4"/>
      <text:list text:style-name="L1">
        <text:list-item>
          <text:p text:style-name="P17">Тема проекта: <text:span text:style-name="T8">АСКИ </text:span><text:span text:style-name="T4">рендере</text:span><text:span text:style-name="T5">р</text:span></text:p>
        </text:list-item>
        <text:list-item>
          <text:p text:style-name="P18">Срок сдачи студентом законченного проекта: <text:span text:style-name="T6">11 декабря 2024 г.</text:span></text:p>
        </text:list-item>
        <text:list-item>
          <text:p text:style-name="P19">Исходные данные к проекту: <text:span text:style-name="T9">_______________________________________</text:span></text:p>
          <text:p text:style-name="P2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</text:list-item>
        <text:list-item>
          <text:p text:style-name="P16">Содержание расчетно-пояснительной записки (перечень вопросов, которые подлежат разработке)<text:span text:style-name="T1">:</text:span></text:p>
        </text:list-item>
      </text:list>
      <text:p text:style-name="P8">1. Лист задания </text:p>
      <text:p text:style-name="P8">2. Введение</text:p>
      <text:p text:style-name="P8">3. Обзор литературы</text:p>
      <text:p text:style-name="P8"><text:tab/>3.1. Обзор методов и алгоритмов решения поставленной задачи</text:p>
      <text:p text:style-name="P8"><text:tab/>3.2. Обзор информационных технологий решешия задачи</text:p>
      <text:p text:style-name="P9"><text:tab/>3.3. Постановка задачи</text:p>
      <text:p text:style-name="P9">4. <text:s/>Функциональное проектирование</text:p>
      <text:p text:style-name="P10">4.1. Структура входных и выходных данных</text:p>
      <text:p text:style-name="P10">4.2. Разработка диаграммы классов</text:p>
      <text:p text:style-name="P10">4.3. Описание классов</text:p>
      <text:p text:style-name="P8"><text:soft-page-break/>5. Разработка программных модулей</text:p>
      <text:p text:style-name="P10">5.1. Разработка схем алгоритмов (два наиболее важных метода<text:span text:style-name="T15">)</text:span></text:p>
      <text:p text:style-name="P10">5.2. Разработка алгоритмов (описание алгоритмов по шагам, для двух методов)</text:p>
      <text:p text:style-name="P8">6. Результаты работы программы</text:p>
      <text:p text:style-name="P8">7. Заключение</text:p>
      <text:p text:style-name="P8">8. Литература</text:p>
      <text:p text:style-name="P8">9. Приложения</text:p>
      <text:list text:continue-numbering="true" text:style-name="L1">
        <text:list-item>
          <text:p text:style-name="P16">Перечень графического материала <text:span text:style-name="T16">(</text:span>с точным обозначением обязательных чертежей и графиков<text:span text:style-name="T16">)</text:span><text:span text:style-name="T14">:</text:span></text:p>
        </text:list-item>
      </text:list>
      <text:p text:style-name="P6"><text:tab/>1. Диаграмма классов</text:p>
      <text:p text:style-name="P7"><text:tab/>2. Схема алгоритма метода 1</text:p>
      <text:p text:style-name="P7"><text:tab/>3. Схема алгоритма метода 2</text:p>
      <text:p text:style-name="P7"/>
      <text:p text:style-name="P26"><text:tab/>КАЛЕНДАРНЫЙ ПЛАН</text:p>
      <text:p text:style-name="P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Наименование этапов курсово<text:span text:style-name="T23">го проекта</text:span></text:p>
          </table:table-cell>
          <table:table-cell table:style-name="Table1.A1" office:value-type="string">
            <text:p text:style-name="P30">Объем этапа, %</text:p>
          </table:table-cell>
          <table:table-cell table:style-name="Table1.C1" office:value-type="string">
            <text:p text:style-name="P30">Срок выполнения этапа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7">В</text:span>ыбор задания. Разработка содержания пояснительной записки. Перечень графического материала. <text:span text:style-name="T26">Введение</text:span></text:p>
          </table:table-cell>
          <table:table-cell table:style-name="Table1.A2" office:value-type="string">
            <text:p text:style-name="P5">25</text:p>
          </table:table-cell>
          <table:table-cell table:style-name="Table1.C2" office:value-type="string">
            <text:p text:style-name="P5">01.10.2024</text:p>
          </table:table-cell>
        </table:table-row>
        <table:table-row table:style-name="Table1.1">
          <table:table-cell table:style-name="Table1.A2" office:value-type="string">
            <text:p text:style-name="P32">Обзор литературы. Функциональное проектирование</text:p>
          </table:table-cell>
          <table:table-cell table:style-name="Table1.A2" office:value-type="string">
            <text:p text:style-name="P5">20</text:p>
          </table:table-cell>
          <table:table-cell table:style-name="Table1.C2" office:value-type="string">
            <text:p text:style-name="P5">01.11.2024</text:p>
          </table:table-cell>
        </table:table-row>
        <table:table-row table:style-name="Table1.1">
          <table:table-cell table:style-name="Table1.A2" office:value-type="string">
            <text:p text:style-name="P33">Разработка программных модулей. Результаты работы программы. Заключение</text:p>
          </table:table-cell>
          <table:table-cell table:style-name="Table1.B4" office:value-type="float" office:value="40">
            <text:p text:style-name="P5">40</text:p>
          </table:table-cell>
          <table:table-cell table:style-name="Table1.C2" office:value-type="string">
            <text:p text:style-name="P5">01.12.2024</text:p>
          </table:table-cell>
        </table:table-row>
        <table:table-row table:style-name="Table1.1">
          <table:table-cell table:style-name="Table1.A2" office:value-type="string">
            <text:p text:style-name="P34">Список литературы. Приложения. <text:span text:style-name="T25">Оформление пояснительной записки и графического материала</text:span></text:p>
          </table:table-cell>
          <table:table-cell table:style-name="Table1.B4" office:value-type="float" office:value="15">
            <text:p text:style-name="P5">15</text:p>
          </table:table-cell>
          <table:table-cell table:style-name="Table1.C2" office:value-type="string">
            <text:p text:style-name="P5">11.12.2024</text:p>
          </table:table-cell>
        </table:table-row>
      </table:table>
      <text:p text:style-name="P21"/>
      <text:p text:style-name="P24">Дата выдачи задания: <text:span text:style-name="T24">15 сентября 2023 г</text:span><text:span text:style-name="T7">.</text:span></text:p>
      <text:p text:style-name="P21"/>
      <text:p text:style-name="P25"><text:span text:style-name="T26">Руководитель<text:tab/><text:tab/><text:tab/><text:tab/><text:tab/></text:span><text:span text:style-name="T27">______</text:span><text:span text:style-name="T18">___________</text:span><text:span text:style-name="T21">_</text:span><text:span text:style-name="T18"> </text:span><text:span text:style-name="T21">М</text:span>. <text:span text:style-name="T21">А</text:span>. <text:span text:style-name="T21">Протько</text:span></text:p>
      <text:p text:style-name="P35">(подпись)<text:tab/><text:tab/><text:tab/><text:tab/></text:p>
      <text:p text:style-name="P12"/>
      <text:p text:style-name="P11"><text:span text:style-name="T26">ЗАДАНИЕ ПРИНЯЛ К ИСПОЛНЕНИЮ </text:span>_________________<text:span text:style-name="T26">______________</text:span></text:p>
      <text:p text:style-name="P2"><text:span text:style-name="T12"><text:tab/><text:tab/>(</text:span><text:span text:style-name="T13">дата и </text:span><text:span text:style-name="T12">подпись </text:span><text:span text:style-name="T13">студента</text:span><text:span text:style-name="T12">)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  <style:text-properties fo:color="#ff0000" loext:opacity="100%" fo:font-size="140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style:paragraph-properties fo:margin-left="0cm" fo:margin-top="0cm" fo:margin-bottom="0cm" style:contextual-spacing="true" fo:text-align="center" style:justify-single-word="false" fo:keep-together="always" fo:text-indent="0cm" style:auto-text-indent="false" style:page-number="auto" fo:keep-with-next="always"/>
      <style:text-properties style:font-name="Times New Roman" fo:font-family="'Times New Roman'" style:font-style-name="Bold" style:font-family-generic="roman" fo:font-size="16pt" fo:font-weight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_20_1" style:next-style-name="Text_20_body" style:class="text" style:master-page-name="">
      <style:paragraph-properties fo:text-align="start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loext:hidden="true" style:hidden="true" style:parent-style-name="Standard" style:class="extra"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loext:hidden="true" style:hidden="true" style:parent-style-name="Standard" style:class="html">
      <style:paragraph-properties fo:margin-left="1cm"/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ListLabel_20_73" style:display-name="ListLabel 7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>
      <style:text-properties style:text-underline-style="non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>
      <style:footer>
        <text:p text:style-name="MP1">МИНСК 2024</text:p>
        <text:p text:style-name="Standard"/>
      </style:footer>
    </style:master-page>
    <style:master-page style:name="Default_20_Page_20_Style_20_2" style:display-name="Default Page Style 2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0:14.032519326</meta:creation-date>
    <dc:date>2024-10-27T21:36:58.508783478</dc:date>
    <meta:editing-duration>PT5H50M26S</meta:editing-duration>
    <meta:editing-cycles>162</meta:editing-cycles>
    <meta:generator>LibreOffice/24.2.6.2$Linux_X86_64 LibreOffice_project/420$Build-2</meta:generator>
    <meta:document-statistic meta:table-count="1" meta:image-count="0" meta:object-count="0" meta:page-count="2" meta:paragraph-count="62" meta:word-count="245" meta:character-count="2380" meta:non-whitespace-character-count="2173"/>
  </office:meta>
</office:document-meta>
</file>